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c524" officeooo:paragraph-rsid="0012c524"/>
    </style:style>
    <style:style style:name="P2" style:family="paragraph" style:parent-style-name="Standard">
      <style:text-properties officeooo:rsid="00139e30" officeooo:paragraph-rsid="00139e30"/>
    </style:style>
    <style:style style:name="T1" style:family="text">
      <style:text-properties officeooo:rsid="00139e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y, welcome back! In this video we will be covering bidirectional iterators</text:p>
      <text:p text:style-name="P1"/>
      <text:p text:style-name="P1">Bidirectional iterators are iterators that can be used to access the sequence of elements in a range in both directions (towards the end and towards the beginning). Bidirectional iterators have the same properties as forward iterators, with the only difference that they can also be decremented.</text:p>
      <text:p text:style-name="P1"/>
      <text:p text:style-name="P1">So what make an iterator bidirectional? It must satisfy the requirements of the forward iterator, and it must implement the decrement operator so that you can traverse the sequence backward. It can, but does not need to <text:span text:style-name="T1">satisfy</text:span> the output iterator contract. </text:p>
      <text:p text:style-name="P1"/>
      <text:p text:style-name="P2">Lets take a look at how to use a bidirectional iterator with a code example. </text:p>
      <text:p text:style-name="P2"/>
      <text:p text:style-name="P2">&lt;code example&gt;</text:p>
      <text:p text:style-name="P2"/>
      <text:p text:style-name="P2">In the video, we will be covering random access iter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vid_7e_LT_7e_Gliederung_20_1" style:display-name="Vivid~LT~Gliederung 1" style:family="paragraph" style:default-outline-level="">
      <style:paragraph-properties fo:margin-top="0in" fo:margin-bottom="0.1717in" loext:contextual-spacing="false" fo:text-align="start" style:justify-single-word="false" fo:orphans="2" fo:widows="2" style:writing-mode="lr-tb"/>
      <style:text-properties fo:color="#dbf5f9"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in" fo:margin-bottom="0.1563in" loext:contextual-spacing="false"/>
      <style:text-properties fo:color="#dbf5f9"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in" fo:margin-bottom="0.1181in" loext:contextual-spacing="false"/>
      <style:text-properties fo:color="#dbf5f9"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in" fo:margin-bottom="0.0783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in" fo:margin-bottom="0.0398in"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in" fo:margin-bottom="0in" loext:contextual-spacing="false" style:line-height-at-least="0.139in" fo:text-align="start" style:justify-single-word="false" fo:orphans="2" fo:widows="2" style:writing-mode="lr-tb"/>
      <style:text-properties fo:color="#04617b"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DejaVu Sans" style:font-family-asian="'DejaVu Sans'" style:font-family-generic-asian="system" style:font-pitch-asian="variable" style:font-size-asian="8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in" fo:margin-bottom="0in" loext:contextual-spacing="false" style:line-height-at-least="0.139in" fo:text-align="start" style:justify-single-word="false" fo:orphans="2" fo:widows="2" style:writing-mode="lr-tb"/>
      <style:text-properties fo:color="#dbf5f9"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Hintergrundobjekte" style:display-name="Vivid~LT~Hintergrundobjekte" style:family="paragraph" style:default-outline-level="">
      <style:paragraph-properties fo:text-align="start" style:justify-single-word="false" fo:orphans="2" fo:widows="2" style:writing-mode="lr-tb"/>
      <style:text-properties fo:color="#dbf5f9"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_7e_LT_7e_Hintergrund" style:display-name="Vivi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63in" loext:contextual-spacing="false"/>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1" style:display-name="Vivi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in" fo:margin-bottom="0.1563in" loext:contextual-spacing="false"/>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in" fo:margin-bottom="0.1181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in" fo:margin-bottom="0.0783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Hintergrundobjekte" style:display-name="Vivid1~LT~Hintergrundobjekte"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1_7e_LT_7e_Hintergrund" style:display-name="Vivi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vid2_7e_LT_7e_Gliederung_20_1" style:display-name="Vivid2~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in" fo:margin-bottom="0.1563in" loext:contextual-spacing="false"/>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in" fo:margin-bottom="0.1181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in" fo:margin-bottom="0.0783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in" fo:margin-bottom="0.0398in" loext:contextual-spacing="false"/>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fo:orphans="2" fo:widows="2" style:writing-mode="lr-tb"/>
      <style:text-properties fo:color="#04617b"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fo:orphans="2" fo:widows="2" style:writing-mode="lr-tb"/>
      <style:text-properties fo:color="#04617b"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in" fo:margin-bottom="0.0783in"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Hintergrundobjekte" style:display-name="Vivid2~LT~Hintergrundobjekte"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2_7e_LT_7e_Hintergrund" style:display-name="Vivid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6:14:37.377284091</meta:creation-date>
    <dc:date>2019-02-09T16:22:53.542620284</dc:date>
    <meta:editing-duration>PT8M15S</meta:editing-duration>
    <meta:editing-cycles>2</meta:editing-cycles>
    <meta:generator>LibreOffice/6.0.7.3$Linux_X86_64 LibreOffice_project/00m0$Build-3</meta:generator>
    <meta:document-statistic meta:table-count="0" meta:image-count="0" meta:object-count="0" meta:page-count="1" meta:paragraph-count="6" meta:word-count="127" meta:character-count="779" meta:non-whitespace-character-count="655"/>
  </office:meta>
</office:document-meta>
</file>